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045" officeooo:paragraph-rsid="00210045"/>
    </style:style>
    <style:style style:name="P2" style:family="paragraph" style:parent-style-name="Standard">
      <style:text-properties fo:color="#ce181e" officeooo:rsid="0024693c" officeooo:paragraph-rsid="0024693c"/>
    </style:style>
    <style:style style:name="P3" style:family="paragraph" style:parent-style-name="Standard" style:list-style-name="L1">
      <style:text-properties officeooo:paragraph-rsid="0024693c"/>
    </style:style>
    <style:style style:name="T1" style:family="text">
      <style:text-properties officeooo:rsid="001ec838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 Negative Points :-</text:p>
      <text:list xml:id="list4093323335" text:style-name="L1">
        <text:list-item>
          <text:p text:style-name="P3"><text:span text:style-name="T1">No validation for mobile number field</text:span></text:p>
        </text:list-item>
        <text:list-item>
          <text:p text:style-name="P3"><text:span text:style-name="T1">Wrong validation for confirm password field same , repeated as the password’s validation</text:span></text:p>
        </text:list-item>
        <text:list-item>
          <text:p text:style-name="P3"><text:span text:style-name="T1">The password was validated as minimum by 6 characters </text:span></text:p>
        </text:list-item>
        <text:list-item>
          <text:p text:style-name="P3"><text:span text:style-name="T1">No validation for small letter for last name and it accepts small letters</text:span></text:p>
        </text:list-item>
        <text:list-item>
          <text:p text:style-name="P3"><text:span text:style-name="T1">No validation if the first name equals the last name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22:37:52.134995060</meta:creation-date>
    <dc:date>2019-09-24T00:50:42.605352869</dc:date>
    <meta:editing-duration>PT27M2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60" meta:character-count="334" meta:non-whitespace-character-count="284"/>
  </office:meta>
</office:document-meta>
</file>